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206fb"/>
    </style:style>
    <style:style style:name="P2" style:family="paragraph" style:parent-style-name="Standard">
      <style:text-properties officeooo:paragraph-rsid="0013a7a2"/>
    </style:style>
    <style:style style:name="P3" style:family="paragraph" style:parent-style-name="Standard">
      <style:text-properties officeooo:paragraph-rsid="0014f7f6"/>
    </style:style>
    <style:style style:name="P4" style:family="paragraph" style:parent-style-name="Standard">
      <style:text-properties officeooo:paragraph-rsid="0017084c"/>
    </style:style>
    <style:style style:name="P5" style:family="paragraph" style:parent-style-name="Standard">
      <style:text-properties officeooo:paragraph-rsid="0019179d"/>
    </style:style>
    <style:style style:name="P6" style:family="paragraph" style:parent-style-name="Standard">
      <style:text-properties officeooo:paragraph-rsid="001c68f9"/>
    </style:style>
    <style:style style:name="T1" style:family="text">
      <style:text-properties officeooo:rsid="0010445f"/>
    </style:style>
    <style:style style:name="T2" style:family="text">
      <style:text-properties officeooo:rsid="001206fb"/>
    </style:style>
    <style:style style:name="T3" style:family="text">
      <style:text-properties officeooo:rsid="0013a7a2"/>
    </style:style>
    <style:style style:name="T4" style:family="text">
      <style:text-properties officeooo:rsid="0014f7f6"/>
    </style:style>
    <style:style style:name="T5" style:family="text">
      <style:text-properties officeooo:rsid="0015dc8f"/>
    </style:style>
    <style:style style:name="T6" style:family="text">
      <style:text-properties officeooo:rsid="0017084c"/>
    </style:style>
    <style:style style:name="T7" style:family="text">
      <style:text-properties officeooo:rsid="0018e44b"/>
    </style:style>
    <style:style style:name="T8" style:family="text">
      <style:text-properties officeooo:rsid="0019179d"/>
    </style:style>
    <style:style style:name="T9" style:family="text">
      <style:text-properties officeooo:rsid="00199de5"/>
    </style:style>
    <style:style style:name="T10" style:family="text">
      <style:text-properties officeooo:rsid="001c68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2013-008-15<text:tab/><text:tab/>Protokoll</text:span></text:p>
      <text:p text:style-name="Standard"><text:span text:style-name="T1"/></text:p>
      <text:p text:style-name="P5"><text:span text:style-name="T8">Anwesend: Bent, Tanja, Robin</text:span></text:p>
      <text:p text:style-name="Standard"><text:span text:style-name="T1"/></text:p>
      <text:p text:style-name="P1"><text:span text:style-name="T2">Level </text:span><text:span text:style-name="T8">weiter ausbauen </text:span><text:span text:style-name="T10">-&gt; Allgemein</text:span></text:p>
      <text:p text:style-name="P1"><text:span text:style-name="T2"/></text:p>
      <text:p text:style-name="P1"><text:span text:style-name="T2">kleinere </text:span><text:span text:style-name="T9">Explosionen für</text:span><text:span text:style-name="T2"> Raketen </text:span><text:span text:style-name="T10">-&gt; Tanja</text:span></text:p>
      <text:p text:style-name="P1"><text:span text:style-name="T2"/></text:p>
      <text:p text:style-name="P2"><text:span text:style-name="T3">Stachel durchgehen durch Player, SphereCollider Damage </text:span><text:span text:style-name="T10">-&gt; Ich</text:span></text:p>
      <text:p text:style-name="P3"><text:span text:style-name="T4">Allgemein</text:span><text:span text:style-name="T10"> alle Gegner durchgehen und</text:span><text:span text:style-name="T4"> Schaden bei Gegnerberührung </text:span><text:span text:style-name="T10">-&gt; Ich</text:span></text:p>
      <text:p text:style-name="P6"><text:span text:style-name="T10">Spieler wird etwas zurückgeschleudert und blinkt auf bei Schaden -&gt; Bent</text:span></text:p>
      <text:p text:style-name="P3"><text:span text:style-name="T4">ApplyDamage mit Richtung</text:span><text:span text:style-name="T10">-</text:span><text:span text:style-name="T4">Vektor, </text:span><text:span text:style-name="T5">Länge </text:span><text:span text:style-name="T10">entspricht</text:span><text:span text:style-name="T5"> Schadenswert </text:span><text:span text:style-name="T10">-&gt; Ich</text:span></text:p>
      <text:p text:style-name="P3"><text:span text:style-name="T5"/></text:p>
      <text:p text:style-name="P4"><text:span text:style-name="T6">HealthGlobes bei Gegner-Tod</text:span></text:p>
      <text:p text:style-name="P4"><text:span text:style-name="T6">zufällig ob </text:span><text:span text:style-name="T7">~30%</text:span><text:span text:style-name="T6">, und zufall ob klein </text:span><text:span text:style-name="T7">70%</text:span><text:span text:style-name="T6"> / groß </text:span><text:span text:style-name="T7">30%</text:span></text:p>
      <text:p text:style-name="P3"><text:span text:style-name="T4"/></text:p>
      <text:p text:style-name="P3"><text:span text:style-name="T4"/></text:p>
      <text:p text:style-name="P3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0M28S</meta:editing-duration>
    <meta:editing-cycles>13</meta:editing-cycles>
    <meta:generator>LibreOffice/4.0.2.2$Windows_x86 LibreOffice_project/4c82dcdd6efcd48b1d8bba66bfe1989deee49c3</meta:generator>
    <dc:date>2013-08-15T15:46:14.51</dc:date>
    <dc:creator>Robin C. Ladiges</dc:creator>
    <meta:document-statistic meta:table-count="0" meta:image-count="0" meta:object-count="0" meta:page-count="1" meta:paragraph-count="10" meta:word-count="68" meta:character-count="477" meta:non-whitespace-character-count="418"/>
    <meta:user-defined meta:name="Info 1"/>
    <meta:user-defined meta:name="Info 2"/>
    <meta:user-defined meta:name="Info 3"/>
    <meta:user-defined meta:name="Info 4"/>
  </office:meta>
</office:document-meta>
</file>